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9.7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3" style:family="table-cell" style:parent-style-name="Default" style:data-style-name="N37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>
            <draw:frame table:end-cell-address="Sheet1.I29" table:end-x="0.082cm" table:end-y="0.426cm" draw:z-index="0" draw:style-name="gr1" svg:width="26.409cm" svg:height="12.333cm" svg:x="0cm" svg:y="0cm">
              <draw:object draw:notify-on-update-of-ranges="Sheet1.A32:Sheet1.A40 Sheet1.B31:Sheet1.B31 Sheet1.B32:Sheet1.B40 Sheet1.A32:Sheet1.A40 Sheet1.C31:Sheet1.C31 Sheet1.C32:Sheet1.C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8"/>
        </table:table-row>
        <table:table-row table:style-name="ro1" table:number-rows-repeated="28">
          <table:table-cell table:number-columns-repeated="10"/>
        </table:table-row>
        <table:table-row table:style-name="ro1">
          <table:table-cell table:style-name="ce1" office:value-type="string">
            <text:p>dia</text:p>
          </table:table-cell>
          <table:table-cell table:style-name="ce1" office:value-type="string">
            <text:p>real</text:p>
          </table:table-cell>
          <table:table-cell table:style-name="ce1" office:value-type="string">
            <text:p>ideal</text:p>
          </table:table-cell>
          <table:table-cell/>
          <table:table-cell table:style-name="ce1" office:value-type="string">
            <text:p>tarefa</text:p>
          </table:table-cell>
          <table:table-cell table:style-name="ce1" office:value-type="string">
            <text:p>ponto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ção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2-24">
            <text:p>24/02/1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/>
          <table:table-cell table:style-name="ce4" office:value-type="string">
            <text:p>mpi_util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chamadas a MPI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2-25">
            <text:p>25/02/11</text:p>
          </table:table-cell>
          <table:table-cell table:style-name="ce4" table:number-columns-repeated="2"/>
          <table:table-cell/>
          <table:table-cell table:style-name="ce4" office:value-type="string">
            <text:p>populatio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struct contendo uma população genérica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2-26">
            <text:p>26/02/11</text:p>
          </table:table-cell>
          <table:table-cell table:style-name="ce4" table:number-columns-repeated="2"/>
          <table:table-cell/>
          <table:table-cell table:style-name="ce4" office:value-type="string">
            <text:p>parallel_evolutio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fachada do framework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2-27">
            <text:p>27/02/11</text:p>
          </table:table-cell>
          <table:table-cell table:style-name="ce4" table:number-columns-repeated="2"/>
          <table:table-cell/>
          <table:table-cell table:style-name="ce4" office:value-type="string">
            <text:p>li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arquivo .a com a biblioteca compilada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2-28">
            <text:p>28/02/11</text:p>
          </table:table-cell>
          <table:table-cell table:style-name="ce4" table:number-columns-repeated="2"/>
          <table:table-cell/>
          <table:table-cell table:style-name="ce4" office:value-type="string">
            <text:p>proces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lista de processos e seus respectivos algoritmos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3-01">
            <text:p>01/03/11</text:p>
          </table:table-cell>
          <table:table-cell table:style-name="ce4" table:number-columns-repeated="2"/>
          <table:table-cell/>
          <table:table-cell table:style-name="ce4" office:value-type="string">
            <text:p>mai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função principal parallel_evolution_run()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3-02">
            <text:p>02/03/11</text:p>
          </table:table-cell>
          <table:table-cell table:style-name="ce4" table:number-columns-repeated="2"/>
          <table:table-cell/>
          <table:table-cell table:style-name="ce4" office:value-type="string">
            <text:p>main_bf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implementação BFO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3-03">
            <text:p>03/03/11</text:p>
          </table:table-cell>
          <table:table-cell table:style-name="ce4" table:number-columns-repeated="2"/>
          <table:table-cell/>
          <table:table-cell table:style-name="ce4" office:value-type="string">
            <text:p>main_whatev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implementação random search</text:p>
          </table:table-cell>
          <table:table-cell table:number-columns-repeated="2"/>
        </table:table-row>
        <table:table-row table:style-name="ro1">
          <table:table-cell table:style-name="ce3" office:value-type="date" office:date-value="2011-03-04">
            <text:p>04/03/11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  <table:table-cell table:style-name="ce4" office:value-type="string">
            <text:p>topology_pars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endente</text:p>
          </table:table-cell>
          <table:table-cell table:style-name="ce4" office:value-type="string">
            <text:p>carrega a topologia do arquivo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report_resul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endente</text:p>
          </table:table-cell>
          <table:table-cell table:style-name="ce5" office:value-type="string">
            <text:p>reporta os resultados dos algoritmo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total:</text:p>
          </table:table-cell>
          <table:table-cell table:style-name="ce7" table:formula="of:=SUM([.F32:.F4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>
            <text:p>não-pronto:</text:p>
          </table:table-cell>
          <table:table-cell table:style-name="ce7" table:formula="of:=SUMIF([.G32:.G41]; &quot;&lt;&gt;pronto&quot;; [.F32:.F41])" office:value-type="float" office:value="15">
            <text:p>1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01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Stevens</meta:initial-creator>
    <meta:creation-date>2008-08-05T20:46:26</meta:creation-date>
    <dc:date>2011-02-25T01:43:55</dc:date>
    <dc:creator>Fábio Roberto Teodoro</dc:creator>
    <meta:editing-duration>PT02H33M38S</meta:editing-duration>
    <meta:editing-cycles>3</meta:editing-cycles>
    <meta:generator>OpenOffice.org/3.2$Linux OpenOffice.org_project/320m18$Build-9502</meta:generator>
    <meta:document-statistic meta:table-count="3" meta:cell-count="6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spline-order="3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1cm" svg:height="12.334cm" xlink:href=".." chart:class="chart:scatter" chart:style-name="ch1">
        <chart:title svg:x="11.38cm" svg:y="0.247cm" chart:style-name="ch2">
          <text:p>Burn Down Chart</text:p>
        </chart:title>
        <chart:legend chart:legend-position="bottom" svg:x="11.749cm" svg:y="11.741cm" chart:style-name="ch3"/>
        <chart:plot-area chart:style-name="ch4" table:cell-range-address="Sheet1.A31:Sheet1.C40" chart:data-source-has-labels="row" svg:x="-0.163cm" svg:y="1.067cm" svg:width="26.371cm" svg:height="10.275cm">
          <chart:axis chart:dimension="x" chart:name="primary-x" chart:style-name="ch5"/>
          <chart:axis chart:dimension="y" chart:name="primary-y" chart:style-name="ch6">
            <chart:title svg:x="-1.129cm" svg:y="6.277cm" chart:style-name="ch7">
              <text:p>Story Points Remaining</text:p>
            </chart:title>
            <chart:grid chart:style-name="ch8" chart:class="major"/>
          </chart:axis>
          <chart:series chart:style-name="ch9" chart:values-cell-range-address="Sheet1.B32:Sheet1.B40" chart:label-cell-address="Sheet1.B31:Sheet1.B31" chart:class="chart:scatter">
            <chart:domain table:cell-range-address="Sheet1.A32:Sheet1.A40"/>
            <chart:data-point chart:repeated="9"/>
          </chart:series>
          <chart:series chart:style-name="ch10" chart:values-cell-range-address="Sheet1.C32:Sheet1.C40" chart:label-cell-address="Sheet1.C31:Sheet1.C3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31:Sheet1.B31">real</text:p>
              </table:table-cell>
              <table:table-cell office:value-type="string">
                <text:p text:id="Sheet1.C31:Sheet1.C31">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598">
                <text:p text:id="Sheet1.A32:Sheet1.A40">40598</text:p>
              </table:table-cell>
              <table:table-cell office:value-type="float" office:value="15">
                <text:p text:id="Sheet1.B32:Sheet1.B40">15</text:p>
              </table:table-cell>
              <table:table-cell office:value-type="float" office:value="15">
                <text:p text:id="Sheet1.C32:Sheet1.C40"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599">
                <text:p>405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600">
                <text:p>40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01">
                <text:p>406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02">
                <text:p>406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603">
                <text:p>406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604">
                <text:p>40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605">
                <text:p>40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06">
                <text:p>406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